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2b5a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paragraph-rsid="0024a7ee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Liberation Serif" fo:font-size="12pt" fo:font-style="normal" officeooo:paragraph-rsid="001cba87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eration Serif" fo:font-size="12pt" fo:font-style="italic" officeooo:paragraph-rsid="001b2b5a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6pt" fo:font-style="normal" officeooo:paragraph-rsid="0024a7ee" style:font-size-asian="6pt" style:font-style-asian="normal" style:font-size-complex="6pt" style:font-style-complex="normal"/>
    </style:style>
    <style:style style:name="P6" style:family="paragraph" style:parent-style-name="Standard">
      <style:text-properties style:font-name="Liberation Serif" fo:font-size="6pt" fo:font-style="italic" officeooo:paragraph-rsid="001b2b5a" style:font-size-asian="6pt" style:font-style-asian="italic" style:font-size-complex="6pt" style:font-style-complex="italic"/>
    </style:style>
    <style:style style:name="P7" style:family="paragraph" style:parent-style-name="Standard">
      <style:text-properties officeooo:paragraph-rsid="001cba87"/>
    </style:style>
    <style:style style:name="P8" style:family="paragraph" style:parent-style-name="Standard">
      <style:text-properties fo:font-style="normal" officeooo:paragraph-rsid="001cba87" style:font-style-asian="normal" style:font-style-complex="normal"/>
    </style:style>
    <style:style style:name="P9" style:family="paragraph" style:parent-style-name="Standard">
      <style:text-properties fo:font-size="12pt" officeooo:rsid="0033adc7" officeooo:paragraph-rsid="0033adc7" style:font-size-asian="12pt" style:font-size-complex="12pt"/>
    </style:style>
    <style:style style:name="P10" style:family="paragraph" style:parent-style-name="Standard">
      <style:text-properties fo:font-size="12pt" fo:font-weight="bold" officeooo:rsid="0035194f" officeooo:paragraph-rsid="0035194f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35f6c7" officeooo:paragraph-rsid="0047eb4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49be0b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text-properties fo:font-size="12pt" officeooo:rsid="0033adc7" officeooo:paragraph-rsid="0033adc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paragraph-rsid="0078e45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paragraph-rsid="0091414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paragraph-rsid="0070f9ca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paragraph-rsid="00474eca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paragraph-rsid="0078e450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paragraph-rsid="00914148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font-name="Liberation Serif" fo:font-size="12pt" fo:font-style="normal" fo:font-weight="bold" officeooo:paragraph-rsid="0078e45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font-name="Liberation Serif" fo:font-size="12pt" fo:font-style="normal" fo:font-weight="bold" officeooo:paragraph-rsid="00914148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Liberation Serif" fo:font-size="12pt" fo:font-style="normal" officeooo:paragraph-rsid="0078e450" style:font-size-asian="12pt" style:font-style-asian="normal" style:font-size-complex="12pt" style:font-style-complex="normal"/>
    </style:style>
    <style:style style:name="P25" style:family="paragraph" style:parent-style-name="Standard">
      <style:text-properties style:font-name="Liberation Serif" fo:font-size="12pt" fo:font-style="normal" officeooo:paragraph-rsid="00914148" style:font-size-asian="12pt" style:font-style-asian="normal" style:font-size-complex="12pt" style:font-style-complex="normal"/>
    </style:style>
    <style:style style:name="P26" style:family="paragraph" style:parent-style-name="Standard">
      <style:text-properties style:font-name="Liberation Serif" fo:font-size="12pt" officeooo:paragraph-rsid="00618e3c" style:font-size-asian="12pt" style:font-size-complex="12pt"/>
    </style:style>
    <style:style style:name="P27" style:family="paragraph" style:parent-style-name="Standard">
      <style:text-properties style:font-name="Liberation Serif" fo:font-size="12pt" officeooo:paragraph-rsid="0078e450" style:font-size-asian="12pt" style:font-size-complex="12pt"/>
    </style:style>
    <style:style style:name="P28" style:family="paragraph" style:parent-style-name="Standard">
      <style:text-properties style:font-name="Liberation Serif" fo:font-size="12pt" officeooo:paragraph-rsid="00914148" style:font-size-asian="12pt" style:font-size-complex="12pt"/>
    </style:style>
    <style:style style:name="P29" style:family="paragraph" style:parent-style-name="Standard">
      <style:text-properties style:font-name="Liberation Serif" fo:font-size="12pt" fo:font-style="italic" officeooo:paragraph-rsid="0078e450" style:font-size-asian="12pt" style:font-style-asian="italic" style:font-size-complex="12pt" style:font-style-complex="italic"/>
    </style:style>
    <style:style style:name="P30" style:family="paragraph" style:parent-style-name="Standard">
      <style:text-properties style:font-name="Liberation Serif" fo:font-size="12pt" fo:font-style="italic" officeooo:paragraph-rsid="00914148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6pt" fo:font-style="normal" officeooo:paragraph-rsid="0078e450" style:font-size-asian="6pt" style:font-style-asian="normal" style:font-size-complex="6pt" style:font-style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6pt" fo:font-style="normal" officeooo:paragraph-rsid="00914148" style:font-size-asian="6pt" style:font-style-asian="normal" style:font-size-complex="6pt" style:font-style-complex="normal"/>
    </style:style>
    <style:style style:name="P33" style:family="paragraph" style:parent-style-name="Standard">
      <style:text-properties style:font-name="Liberation Serif" fo:font-size="6pt" fo:font-style="italic" officeooo:paragraph-rsid="0078e450" style:font-size-asian="6pt" style:font-style-asian="italic" style:font-size-complex="6pt" style:font-style-complex="italic"/>
    </style:style>
    <style:style style:name="P34" style:family="paragraph" style:parent-style-name="Standard">
      <style:text-properties style:font-name="Liberation Serif" fo:font-size="6pt" fo:font-style="italic" officeooo:paragraph-rsid="00914148" style:font-size-asian="6pt" style:font-style-asian="italic" style:font-size-complex="6pt" style:font-style-complex="italic"/>
    </style:style>
    <style:style style:name="P35" style:family="paragraph" style:parent-style-name="Standard">
      <style:text-properties fo:font-size="12pt" fo:font-weight="bold" officeooo:rsid="0035194f" officeooo:paragraph-rsid="0078e450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35194f" officeooo:paragraph-rsid="00914148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35194f" officeooo:paragraph-rsid="00abb5ee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35f6c7" officeooo:paragraph-rsid="0078e450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35f6c7" officeooo:paragraph-rsid="00914148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officeooo:rsid="0033adc7" officeooo:paragraph-rsid="0078e450" style:font-size-asian="12pt" style:font-size-complex="12pt"/>
    </style:style>
    <style:style style:name="P41" style:family="paragraph" style:parent-style-name="Standard">
      <style:text-properties fo:font-size="12pt" officeooo:rsid="0033adc7" officeooo:paragraph-rsid="00914148" style:font-size-asian="12pt" style:font-size-complex="12pt"/>
    </style:style>
    <style:style style:name="P42" style:family="paragraph" style:parent-style-name="Standard">
      <style:text-properties fo:font-style="normal" officeooo:paragraph-rsid="0078e450" style:font-style-asian="normal" style:font-style-complex="normal"/>
    </style:style>
    <style:style style:name="P43" style:family="paragraph" style:parent-style-name="Standard">
      <style:text-properties fo:font-style="normal" officeooo:paragraph-rsid="00914148" style:font-style-asian="normal" style:font-style-complex="normal"/>
    </style:style>
    <style:style style:name="P44" style:family="paragraph" style:parent-style-name="Standard">
      <style:text-properties officeooo:paragraph-rsid="0060aebf"/>
    </style:style>
    <style:style style:name="P45" style:family="paragraph" style:parent-style-name="Standard">
      <style:text-properties officeooo:paragraph-rsid="004d7c62"/>
    </style:style>
    <style:style style:name="P46" style:family="paragraph" style:parent-style-name="Standard">
      <style:text-properties officeooo:paragraph-rsid="00633dd2"/>
    </style:style>
    <style:style style:name="P47" style:family="paragraph" style:parent-style-name="Standard">
      <style:paragraph-properties fo:text-align="start" style:justify-single-word="false"/>
      <style:text-properties officeooo:paragraph-rsid="0078e450"/>
    </style:style>
    <style:style style:name="P48" style:family="paragraph" style:parent-style-name="Standard">
      <style:paragraph-properties fo:text-align="start" style:justify-single-word="false"/>
      <style:text-properties officeooo:paragraph-rsid="00914148"/>
    </style:style>
    <style:style style:name="P49" style:family="paragraph" style:parent-style-name="Standard">
      <style:text-properties officeooo:paragraph-rsid="0070f9ca"/>
    </style:style>
    <style:style style:name="P50" style:family="paragraph" style:parent-style-name="Standard">
      <style:text-properties officeooo:paragraph-rsid="0078e450"/>
    </style:style>
    <style:style style:name="P51" style:family="paragraph" style:parent-style-name="Standard">
      <style:text-properties officeooo:paragraph-rsid="00914148"/>
    </style:style>
    <style:style style:name="P52" style:family="paragraph" style:parent-style-name="Standard">
      <style:text-properties officeooo:paragraph-rsid="00aa7954"/>
    </style:style>
    <style:style style:name="P5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ize="12pt" officeooo:rsid="0031212c" officeooo:paragraph-rsid="0031212c" style:font-size-asian="12pt" style:font-size-complex="12pt"/>
    </style:style>
    <style:style style:name="P5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ize="12pt" officeooo:rsid="0031212c" officeooo:paragraph-rsid="0078e450" style:font-size-asian="12pt" style:font-size-complex="12pt"/>
    </style:style>
    <style:style style:name="P55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ize="12pt" officeooo:rsid="0031212c" officeooo:paragraph-rsid="00914148" style:font-size-asian="12pt" style:font-size-complex="12pt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0476c3" officeooo:paragraph-rsid="0078e450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0476c3" officeooo:paragraph-rsid="00914148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paragraph-rsid="0060aebf"/>
    </style:style>
    <style:style style:name="P59" style:family="paragraph" style:parent-style-name="Table_20_Contents">
      <style:text-properties fo:font-size="12pt" officeooo:rsid="005ce6cd" officeooo:paragraph-rsid="005ce6cd" style:font-size-asian="12pt" style:font-size-complex="12pt"/>
    </style:style>
    <style:style style:name="P60" style:family="paragraph" style:parent-style-name="Table_20_Contents">
      <style:text-properties fo:font-size="12pt" officeooo:rsid="005ce6cd" officeooo:paragraph-rsid="0078e450" style:font-size-asian="12pt" style:font-size-complex="12pt"/>
    </style:style>
    <style:style style:name="P61" style:family="paragraph" style:parent-style-name="Table_20_Contents">
      <style:text-properties fo:font-size="12pt" officeooo:rsid="005ce6cd" officeooo:paragraph-rsid="00914148" style:font-size-asian="12pt" style:font-size-complex="12pt"/>
    </style:style>
    <style:style style:name="P62" style:family="paragraph" style:parent-style-name="Table_20_Contents">
      <style:text-properties fo:font-size="12pt" officeooo:rsid="0033adc7" officeooo:paragraph-rsid="0033adc7" style:font-size-asian="12pt" style:font-size-complex="12pt"/>
    </style:style>
    <style:style style:name="P63" style:family="paragraph" style:parent-style-name="Table_20_Contents">
      <style:text-properties fo:font-size="12pt" officeooo:rsid="0033adc7" officeooo:paragraph-rsid="0078e450" style:font-size-asian="12pt" style:font-size-complex="12pt"/>
    </style:style>
    <style:style style:name="P64" style:family="paragraph" style:parent-style-name="Table_20_Contents">
      <style:text-properties fo:font-size="12pt" officeooo:rsid="0033adc7" officeooo:paragraph-rsid="00914148" style:font-size-asian="12pt" style:font-size-complex="12pt"/>
    </style:style>
    <style:style style:name="P65" style:family="paragraph" style:parent-style-name="Table_20_Contents">
      <style:text-properties fo:font-size="12pt" officeooo:rsid="00659cc0" officeooo:paragraph-rsid="00659cc0" style:font-size-asian="12pt" style:font-size-complex="12pt"/>
    </style:style>
    <style:style style:name="P66" style:family="paragraph" style:parent-style-name="Table_20_Contents">
      <style:text-properties fo:font-size="12pt" officeooo:rsid="00659cc0" officeooo:paragraph-rsid="0078e450" style:font-size-asian="12pt" style:font-size-complex="12pt"/>
    </style:style>
    <style:style style:name="P67" style:family="paragraph" style:parent-style-name="Table_20_Contents">
      <style:text-properties fo:font-size="12pt" officeooo:paragraph-rsid="0078e450" style:font-size-asian="12pt" style:font-size-complex="12pt"/>
    </style:style>
    <style:style style:name="P68" style:family="paragraph" style:parent-style-name="Table_20_Contents">
      <style:text-properties fo:font-size="12pt" officeooo:rsid="007aefb3" officeooo:paragraph-rsid="007aefb3" style:font-size-asian="12pt" style:font-size-complex="12pt"/>
    </style:style>
    <style:style style:name="P69" style:family="paragraph" style:parent-style-name="Table_20_Contents">
      <style:text-properties fo:font-size="12pt" officeooo:rsid="007b9b14" officeooo:paragraph-rsid="007b9b14" style:font-size-asian="12pt" style:font-size-complex="12pt"/>
    </style:style>
    <style:style style:name="P70" style:family="paragraph" style:parent-style-name="Table_20_Contents">
      <style:text-properties fo:font-size="12pt" officeooo:rsid="007b9b14" officeooo:paragraph-rsid="00914148" style:font-size-asian="12pt" style:font-size-complex="12pt"/>
    </style:style>
    <style:style style:name="P71" style:family="paragraph" style:parent-style-name="Table_20_Contents">
      <style:text-properties fo:font-size="12pt" officeooo:rsid="007d2f8a" officeooo:paragraph-rsid="007d2f8a" style:font-size-asian="12pt" style:font-size-complex="12pt"/>
    </style:style>
    <style:style style:name="P72" style:family="paragraph" style:parent-style-name="Table_20_Contents">
      <style:text-properties fo:font-size="12pt" officeooo:paragraph-rsid="00914148" style:font-size-asian="12pt" style:font-size-complex="12pt"/>
    </style:style>
    <style:style style:name="P73" style:family="paragraph" style:parent-style-name="Table_20_Contents">
      <style:text-properties fo:font-size="12pt" officeooo:rsid="00914148" officeooo:paragraph-rsid="00914148" style:font-size-asian="12pt" style:font-size-complex="12pt"/>
    </style:style>
    <style:style style:name="P74" style:family="paragraph" style:parent-style-name="Table_20_Contents">
      <style:text-properties fo:font-size="12pt" officeooo:rsid="0092e441" officeooo:paragraph-rsid="0092e441" style:font-size-asian="12pt" style:font-size-complex="12pt"/>
    </style:style>
    <style:style style:name="T1" style:family="text">
      <style:text-properties officeooo:rsid="001b2b5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b2b5a" style:font-style-asian="normal" style:font-style-complex="normal"/>
    </style:style>
    <style:style style:name="T4" style:family="text">
      <style:text-properties fo:font-style="normal" officeooo:rsid="001d5672" style:font-style-asian="normal" style:font-style-complex="normal"/>
    </style:style>
    <style:style style:name="T5" style:family="text">
      <style:text-properties fo:font-style="normal" officeooo:rsid="002bdf0f" style:font-style-asian="normal" style:font-style-complex="normal"/>
    </style:style>
    <style:style style:name="T6" style:family="text">
      <style:text-properties fo:font-style="normal" officeooo:rsid="00474eca" style:font-style-asian="normal" style:font-style-complex="normal"/>
    </style:style>
    <style:style style:name="T7" style:family="text">
      <style:text-properties fo:font-style="normal" officeooo:rsid="0059447c" style:font-style-asian="normal" style:font-style-complex="normal"/>
    </style:style>
    <style:style style:name="T8" style:family="text">
      <style:text-properties fo:font-style="normal" officeooo:rsid="007579bd" style:font-style-asian="normal" style:font-style-complex="normal"/>
    </style:style>
    <style:style style:name="T9" style:family="text">
      <style:text-properties fo:font-style="normal" officeooo:rsid="00801304" style:font-style-asian="normal" style:font-style-complex="normal"/>
    </style:style>
    <style:style style:name="T10" style:family="text">
      <style:text-properties fo:font-style="normal" officeooo:rsid="00888a10" style:font-style-asian="normal" style:font-style-complex="normal"/>
    </style:style>
    <style:style style:name="T11" style:family="text">
      <style:text-properties fo:font-style="normal" officeooo:rsid="001cba87" style:font-name-asian="Liberation Serif1" style:font-style-asian="normal" style:font-name-complex="Liberation Serif1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b6d6c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officeooo:rsid="007579bd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officeooo:rsid="00801304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officeooo:rsid="00975404" style:font-style-asian="normal" style:font-style-complex="normal"/>
    </style:style>
    <style:style style:name="T17" style:family="text">
      <style:text-properties style:font-name="Liberation Serif" fo:font-style="normal" fo:font-weight="bold" officeooo:rsid="003b6d6c" style:font-style-asian="normal" style:font-weight-asian="bold" style:font-style-complex="normal" style:font-weight-complex="bold"/>
    </style:style>
    <style:style style:name="T18" style:family="text">
      <style:text-properties style:font-name="Liberation Serif" fo:font-size="12pt" fo:font-style="normal" fo:font-weight="normal" officeooo:rsid="001cba8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24a7e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25783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059447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fo:font-weight="normal" officeooo:rsid="00618e3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officeooo:rsid="001cba87" style:font-name-asian="Liberation Serif1" style:font-size-asian="12pt" style:font-style-asian="normal" style:font-name-complex="Liberation Serif1" style:font-size-complex="12pt" style:font-style-complex="normal"/>
    </style:style>
    <style:style style:name="T2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5" style:family="text">
      <style:text-properties style:font-name="Liberation Serif" fo:font-size="12pt" fo:font-style="normal" officeooo:rsid="001d5672" style:font-size-asian="12pt" style:font-style-asian="normal" style:font-size-complex="12pt" style:font-style-complex="normal"/>
    </style:style>
    <style:style style:name="T26" style:family="text">
      <style:text-properties style:font-name="Liberation Serif" fo:font-size="12pt" fo:font-style="normal" officeooo:rsid="001b2b5a" style:font-size-asian="12pt" style:font-style-asian="normal" style:font-size-complex="12pt" style:font-style-complex="normal"/>
    </style:style>
    <style:style style:name="T27" style:family="text">
      <style:text-properties style:font-name="Liberation Serif" fo:font-size="12pt" fo:font-style="normal" officeooo:rsid="001ef1bb" style:font-size-asian="12pt" style:font-style-asian="normal" style:font-size-complex="12pt" style:font-style-complex="normal"/>
    </style:style>
    <style:style style:name="T28" style:family="text">
      <style:text-properties style:font-name="Liberation Serif" fo:font-size="12pt" fo:font-style="normal" fo:font-weight="bold" officeooo:rsid="0035f6c7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62f7a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362f7a" style:font-size-asian="12pt" style:font-style-asian="normal" style:font-weight-asian="bold" style:font-size-complex="12pt" style:font-style-complex="normal" style:font-weight-complex="bold" loext:padding="0.049cm" loext:border="0.06pt solid #000000" loext:shadow="none"/>
    </style:style>
    <style:style style:name="T31" style:family="text">
      <style:text-properties style:font-name="Liberation Serif" fo:font-size="12pt" fo:font-style="normal" fo:font-weight="bold" officeooo:rsid="003f37f7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Liberation Serif" fo:font-size="12pt" fo:font-style="normal" fo:font-weight="bold" officeooo:rsid="0040ac00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Liberation Serif" fo:font-size="12pt" fo:font-style="normal" fo:font-weight="bold" officeooo:rsid="005416a7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Liberation Serif" fo:font-size="12pt" fo:font-style="normal" fo:font-weight="bold" officeooo:rsid="003b6d6c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Liberation Serif" fo:font-size="12pt" fo:font-style="normal" fo:font-weight="bold" officeooo:rsid="0076ec29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Liberation Serif" fo:font-size="12pt" fo:font-style="normal" fo:font-weight="bold" officeooo:rsid="00868f98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Liberation Serif" fo:font-size="12pt" fo:font-style="normal" fo:font-weight="bold" officeooo:rsid="00888a1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Liberation Serif" fo:font-size="12pt" fo:font-style="normal" fo:font-weight="bold" officeooo:rsid="008a0be1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Liberation Serif" fo:font-size="12pt" fo:font-style="normal" fo:font-weight="bold" officeooo:rsid="00a6eb6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Liberation Serif" fo:font-size="12pt" fo:font-style="normal" fo:font-weight="bold" officeooo:rsid="00a8c5b1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Liberation Serif" fo:font-size="12pt" fo:font-style="normal" style:text-underline-style="solid" style:text-underline-width="auto" style:text-underline-color="font-color" fo:font-weight="bold" officeooo:rsid="003f37f7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Liberation Serif" fo:font-size="12pt" fo:font-style="normal" style:text-underline-style="solid" style:text-underline-type="double" style:text-underline-width="auto" style:text-underline-color="font-color" fo:font-weight="bold" officeooo:rsid="008a0be1" style:font-size-asian="12pt" style:font-style-asian="normal" style:font-weight-asian="bold" style:font-size-complex="12pt" style:font-style-complex="normal" style:font-weight-complex="bold" loext:shadow="none"/>
    </style:style>
    <style:style style:name="T43" style:family="text">
      <style:text-properties style:font-name="Liberation Serif" fo:font-size="12pt" fo:font-style="normal" style:text-underline-style="wave" style:text-underline-width="auto" style:text-underline-color="font-color" fo:font-weight="bold" officeooo:rsid="008dea40" style:font-size-asian="12pt" style:font-style-asian="normal" style:font-weight-asian="bold" style:font-size-complex="12pt" style:font-style-complex="normal" style:font-weight-complex="bold" loext:shadow="none"/>
    </style:style>
    <style:style style:name="T44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45" style:family="text">
      <style:text-properties style:font-name="Liberation Serif" fo:font-size="12pt" fo:font-style="italic" officeooo:rsid="001cba87" style:font-size-asian="12pt" style:font-style-asian="italic" style:font-size-complex="12pt" style:font-style-complex="italic"/>
    </style:style>
    <style:style style:name="T46" style:family="text">
      <style:text-properties style:font-name="Liberation Serif" fo:font-size="12pt" fo:font-style="italic" fo:font-weight="bold" officeooo:rsid="0049880b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style:font-name="Liberation Serif" fo:font-size="12pt" fo:font-style="italic" fo:font-weight="bold" officeooo:rsid="0060aebf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Liberation Serif" fo:font-size="12pt" fo:font-style="italic" fo:font-weight="normal" officeooo:rsid="0049880b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Liberation Serif" fo:font-size="12pt" fo:font-style="italic" fo:font-weight="normal" officeooo:rsid="004d12af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Liberation Serif" fo:font-size="12pt" fo:font-style="italic" fo:font-weight="normal" officeooo:rsid="001d5672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Liberation Serif" fo:font-size="12pt" fo:font-style="italic" fo:font-weight="normal" officeooo:rsid="000476c3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Liberation Serif" fo:font-size="6pt" fo:font-style="italic" style:font-size-asian="6pt" style:font-style-asian="italic" style:font-size-complex="6pt" style:font-style-complex="italic"/>
    </style:style>
    <style:style style:name="T54" style:family="text">
      <style:text-properties officeooo:rsid="001d5672"/>
    </style:style>
    <style:style style:name="T55" style:family="text">
      <style:text-properties officeooo:rsid="001cba87" style:font-name-asian="Liberation Serif1" style:font-name-complex="Liberation Serif1"/>
    </style:style>
    <style:style style:name="T56" style:family="text">
      <style:text-properties style:text-position="super 58%" fo:font-weight="bold" style:font-weight-asian="bold" style:font-weight-complex="bold"/>
    </style:style>
    <style:style style:name="T57" style:family="text">
      <style:text-properties officeooo:rsid="0035f6c7"/>
    </style:style>
    <style:style style:name="T58" style:family="text">
      <style:text-properties fo:font-style="italic" officeooo:rsid="001cba87" style:font-name-asian="Liberation Serif1" style:font-style-asian="italic" style:font-name-complex="Liberation Serif1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fo:font-weight="normal" officeooo:rsid="003b6d6c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bold" officeooo:rsid="0049880b" style:font-style-asian="italic" style:font-weight-asian="bold" style:font-style-complex="italic" style:font-weight-complex="bold"/>
    </style:style>
    <style:style style:name="T62" style:family="text">
      <style:text-properties officeooo:rsid="00474eca"/>
    </style:style>
    <style:style style:name="T63" style:family="text">
      <style:text-properties fo:font-size="11pt" fo:font-style="normal" style:font-size-asian="11pt" style:font-style-asian="normal" style:font-size-complex="11pt" style:font-style-complex="normal"/>
    </style:style>
    <style:style style:name="T6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fo:font-weight="normal" officeooo:rsid="003b6d6c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italic" fo:font-weight="normal" officeooo:rsid="003b6d6c" style:font-size-asian="11pt" style:font-style-asian="italic" style:font-weight-asian="normal" style:font-size-complex="11pt" style:font-style-complex="italic" style:font-weight-complex="normal"/>
    </style:style>
    <style:style style:name="T67" style:family="text">
      <style:text-properties officeooo:rsid="0048b7e0"/>
    </style:style>
    <style:style style:name="T68" style:family="text">
      <style:text-properties officeooo:rsid="005ce6cd"/>
    </style:style>
    <style:style style:name="T69" style:family="text">
      <style:text-properties officeooo:rsid="005ee226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5ce6cd" style:font-weight-asian="bold" style:font-weight-complex="bold"/>
    </style:style>
    <style:style style:name="T72" style:family="text">
      <style:text-properties fo:font-weight="bold" officeooo:rsid="00794cdd" style:font-weight-asian="bold" style:font-weight-complex="bold"/>
    </style:style>
    <style:style style:name="T73" style:family="text">
      <style:text-properties fo:font-weight="bold" officeooo:rsid="00914148" style:font-weight-asian="bold" style:font-weight-complex="bold"/>
    </style:style>
    <style:style style:name="T74" style:family="text">
      <style:text-properties fo:font-size="12pt" fo:font-style="normal" style:font-size-asian="12pt" style:font-style-asian="normal" style:font-size-complex="12pt" style:font-style-complex="normal"/>
    </style:style>
    <style:style style:name="T75" style:family="text">
      <style:text-properties officeooo:rsid="007d2f8a"/>
    </style:style>
    <style:style style:name="T76" style:family="text">
      <style:text-properties officeooo:rsid="007d9f94"/>
    </style:style>
    <style:style style:name="T77" style:family="text">
      <style:text-properties officeooo:rsid="007e3fc3"/>
    </style:style>
    <style:style style:name="T78" style:family="text">
      <style:text-properties officeooo:rsid="00914148"/>
    </style:style>
    <style:style style:name="T79" style:family="text">
      <style:text-properties officeooo:rsid="00abb5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70">Contrôle de cours / 2020.</text:span><text:span text:style-name="T71">10</text:span><text:span text:style-name="T70">.</text:span><text:span text:style-name="T71">13</text:span><text:span text:style-name="T70"> / 5</text:span><text:span text:style-name="T56">e</text:span><text:span text:style-name="T70"> </text:span><text:span text:style-name="T71">(sujet A)</text:span></text:p>
      <text:p text:style-name="P10">I<text:span text:style-name="T57">] </text:span>Complétez les <text:span text:style-name="T79">six</text:span> cases laissées vides : <text:span text:style-name="T62">[/6 points]</text:span>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4">infinitif.présent</text:p>
          </table:table-cell>
          <table:table-cell table:style-name="Tableau1.A1" office:value-type="string">
            <text:p text:style-name="P14">indicatif.futur.<text:span text:style-name="T68">1</text:span>P</text:p>
          </table:table-cell>
          <table:table-cell table:style-name="Tableau1.A1" office:value-type="string">
            <text:p text:style-name="P14"><text:span text:style-name="T68">subjonctif</text:span>.<text:span text:style-name="T68">présent</text:span>.<text:span text:style-name="T68">1</text:span>P</text:p>
          </table:table-cell>
          <table:table-cell table:style-name="Tableau1.D1" office:value-type="string">
            <text:p text:style-name="P14">conditionnel.présent.<text:span text:style-name="T68">1</text:span>P</text:p>
          </table:table-cell>
        </table:table-row>
        <table:table-row>
          <table:table-cell table:style-name="Tableau1.A2" office:value-type="string">
            <text:p text:style-name="P59">avoir</text:p>
          </table:table-cell>
          <table:table-cell table:style-name="Tableau1.A2" office:value-type="string">
            <text:p text:style-name="P14"><text:span text:style-name="T68">nous</text:span> <text:span text:style-name="T68">aurons</text:span></text:p>
          </table:table-cell>
          <table:table-cell table:style-name="Tableau1.A2" office:value-type="string">
            <text:p text:style-name="P13"/>
          </table:table-cell>
          <table:table-cell table:style-name="Tableau1.D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65">être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59"/>
          </table:table-cell>
          <table:table-cell table:style-name="Tableau1.D2" office:value-type="string">
            <text:p text:style-name="P65">nous serions</text:p>
          </table:table-cell>
        </table:table-row>
        <table:table-row>
          <table:table-cell table:style-name="Tableau1.A2" office:value-type="string">
            <text:p text:style-name="P59">chanter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59">que nous chantions</text:p>
          </table:table-cell>
          <table:table-cell table:style-name="Tableau1.D2" office:value-type="string">
            <text:p text:style-name="P13"/>
          </table:table-cell>
        </table:table-row>
      </table:table>
      <text:p text:style-name="P9"/>
      <text:p text:style-name="P11">II] Complétez les <text:span text:style-name="T69">quatre</text:span> <text:span text:style-name="T67">mots</text:span> laissés vides : <text:span text:style-name="T62">[/4 points]</text:span></text:p>
      <text:p text:style-name="P17">Les valeurs du conditionnel présent :</text:p>
      <text:p text:style-name="P12"><text:span text:style-name="Emphasis"><text:span text:style-name="T18">► </text:span></text:span><text:span text:style-name="Emphasis"><text:span text:style-name="T19">Action </text:span></text:span><text:span text:style-name="Emphasis"><text:span text:style-name="T21">postérieure</text:span></text:span><text:span text:style-name="Emphasis"><text:span text:style-name="T19"> </text:span></text:span><text:span text:style-name="Emphasis"><text:span text:style-name="T20">à une autre </text:span></text:span><text:span text:style-name="Emphasis"><text:span text:style-name="T19">dans un contexte passé</text:span></text:span></text:p>
      <text:p text:style-name="P2"><text:span text:style-name="Emphasis"><text:span text:style-name="T58"><text:tab/></text:span></text:span><text:span text:style-name="T59">Il a dit qu'il irait se laver les dents dès qu'il aurait fini de manger.</text:span></text:p>
      <text:p text:style-name="P5"/>
      <text:p text:style-name="P26"><text:span text:style-name="T11">► </text:span><text:span text:style-name="T3">Expression d’une </text:span><text:span text:style-name="T5">hypothèse</text:span><text:span text:style-name="T3"> </text:span><text:span text:style-name="T4">en rapport avec le futur</text:span><text:span text:style-name="T3"> : </text:span><text:span text:style-name="T4">le fait est présenté comme </text:span><text:span text:style-name="Emphasis"><text:span text:style-name="T61">____________________</text:span></text:span><text:span text:style-name="T4">.</text:span></text:p>
      <text:p text:style-name="P4"><text:span text:style-name="T1"><text:tab/></text:span>Ah ! si j’étais riche, je bâtirais un vrai palais.</text:p>
      <text:p text:style-name="P6"/>
      <text:p text:style-name="P45"><text:span text:style-name="Emphasis"><text:span text:style-name="T23">► </text:span></text:span><text:span text:style-name="Emphasis"><text:span text:style-name="T24">Un souhait ou un regret </text:span></text:span><text:span text:style-name="Emphasis"><text:span text:style-name="T25">concernant le futur</text:span></text:span><text:span text:style-name="Emphasis"><text:span text:style-name="T24">. Ce souhait est souvent exprimé à l'aide des verbes aimer et </text:span></text:span><text:span text:style-name="Emphasis"><text:span text:style-name="T22">vouloir</text:span></text:span><text:span text:style-name="Emphasis"><text:span text:style-name="T24">. <text:s/></text:span></text:span><text:span text:style-name="Emphasis"><text:span text:style-name="T26">La condition est sous-entendue.</text:span></text:span></text:p>
      <text:p text:style-name="P1"><text:span text:style-name="T44"><text:tab/></text:span><text:span text:style-name="Emphasis"><text:span text:style-name="T44">J'aimerais faire le tour du mont Blanc.</text:span></text:span><text:span text:style-name="T44"> </text:span></text:p>
      <text:p text:style-name="P6"/>
      <text:p text:style-name="P3"><text:span text:style-name="T55">► </text:span>Une demande polie ou un conseil atténué <text:span text:style-name="T54">concernant le futur.</text:span> </text:p>
      <text:p text:style-name="Standard"><text:span text:style-name="Emphasis"><text:span text:style-name="T44"><text:tab/>Voudriez-vous débarrasser la table ?</text:span></text:span></text:p>
      <text:p text:style-name="Standard"><text:span text:style-name="Emphasis"><text:span text:style-name="T53"/></text:span></text:p>
      <text:p text:style-name="P46"><text:span text:style-name="Emphasis"><text:span text:style-name="T23">► </text:span></text:span><text:span text:style-name="Emphasis"><text:span text:style-name="T24">Une information incertaine </text:span></text:span><text:span text:style-name="Emphasis"><text:span text:style-name="T25">concernant le </text:span></text:span><text:span text:style-name="Emphasis"><text:span text:style-name="T27">futur</text:span></text:span><text:span text:style-name="Emphasis"><text:span text:style-name="T24">. Cet emploi est fréquent dans la </text:span></text:span><text:span text:style-name="Emphasis"><text:span text:style-name="T46">____________________</text:span></text:span><text:span text:style-name="Emphasis"><text:span text:style-name="T24">. </text:span></text:span></text:p>
      <text:p text:style-name="P7"><text:span text:style-name="Emphasis"><text:span text:style-name="T44"><text:tab/>La neige paralys</text:span></text:span><text:span text:style-name="Emphasis"><text:span text:style-name="T45">erait</text:span></text:span><text:span text:style-name="Emphasis"><text:span text:style-name="T44"> le trafic aérien. </text:span></text:span></text:p>
      <text:p text:style-name="P8"><text:span text:style-name="Emphasis"><text:span text:style-name="T53"/></text:span></text:p>
      <text:p text:style-name="P44"><text:span text:style-name="Emphasis"><text:span text:style-name="T47">A propos du subjonctif :</text:span></text:span></text:p>
      <text:p text:style-name="P58"><text:span text:style-name="Emphasis"><text:span text:style-name="T52"><text:tab/>L</text:span></text:span><text:span text:style-name="Emphasis"><text:span text:style-name="T49">e subjonctif est un ____________________ dont le temps principal est le présent. Le subjonctif présent apparaît après certaines expressions comme « il faut que … », « à moins que… ». </text:span></text:span><text:span text:style-name="Emphasis"><text:span text:style-name="T50">Il est toujours précédé du mot </text:span></text:span><text:span text:style-name="Emphasis"><text:span text:style-name="T49">____________________ .</text:span></text:span></text:p>
      <text:p text:style-name="P49"><text:span text:style-name="Emphasis"><text:span text:style-name="T28">III] Dans ce texte, </text:span></text:span><text:span text:style-name="Emphasis"><text:span text:style-name="T30">entourez</text:span></text:span><text:span text:style-name="Emphasis"><text:span text:style-name="T29"> les conditionnels passés </text:span></text:span><text:span text:style-name="Emphasis"><text:span text:style-name="T31">et </text:span></text:span><text:span text:style-name="Emphasis"><text:span text:style-name="T41">soulignez</text:span></text:span><text:span text:style-name="Emphasis"><text:span text:style-name="T31"> les indicatifs </text:span></text:span><text:span text:style-name="Emphasis"><text:span text:style-name="T33">plus-que-parfaits</text:span></text:span><text:span text:style-name="Emphasis"><text:span text:style-name="T31"> </text:span></text:span><text:span text:style-name="Emphasis"><text:span text:style-name="T32">[/</text:span></text:span><text:span text:style-name="Emphasis"><text:span text:style-name="T35">4</text:span></text:span><text:span text:style-name="Emphasis"><text:span text:style-name="T32"> points]</text:span></text:span></text:p>
      <text:p text:style-name="P49"><text:span text:style-name="Emphasis"><text:span text:style-name="T74"><text:tab/>Et si j'étais né en 17 à Leidenstadt</text:span></text:span></text:p>
      <text:p text:style-name="P49"><text:span text:style-name="Emphasis"><text:span text:style-name="T74"><text:tab/>Sur les ruines d'un champ de bataille</text:span></text:span></text:p>
      <text:p text:style-name="P49"><text:span text:style-name="Emphasis"><text:span text:style-name="T74"><text:tab/>Aurais-je été meilleur ou pire que ces gens</text:span></text:span></text:p>
      <text:p text:style-name="P49"><text:span text:style-name="Emphasis"><text:span text:style-name="T74"><text:tab/>Si j'avais été allemand?</text:span></text:span></text:p>
      <text:p text:style-name="P49"><text:span text:style-name="Emphasis"><text:span text:style-name="T74"/></text:span></text:p>
      <text:p text:style-name="P49"><text:span text:style-name="Emphasis"><text:span text:style-name="T74"><text:tab/>Bercé d'humiliation, de haine et d'ignorance</text:span></text:span></text:p>
      <text:p text:style-name="P49"><text:span text:style-name="Emphasis"><text:span text:style-name="T74"><text:tab/>Nourri de rêves de revanche</text:span></text:span></text:p>
      <text:p text:style-name="P49"><text:span text:style-name="Emphasis"><text:span text:style-name="T74"><text:tab/>Aurais-je été de ces improbables consciences</text:span></text:span></text:p>
      <text:p text:style-name="P49"><text:span text:style-name="Emphasis"><text:span text:style-name="T74"><text:tab/>Larmes au milieu d'un torrent</text:span></text:span></text:p>
      <text:p text:style-name="P49"><text:span text:style-name="Emphasis"><text:span text:style-name="T74"/></text:span></text:p>
      <text:p text:style-name="P49"><text:span text:style-name="Emphasis"><text:span text:style-name="T74"><text:tab/>Si j'avais grandi dans les docklands de Belfast</text:span></text:span></text:p>
      <text:p text:style-name="P49"><text:span text:style-name="Emphasis"><text:span text:style-name="T74"><text:tab/>Soldat d'une foi, d'une caste</text:span></text:span></text:p>
      <text:p text:style-name="P49"><text:span text:style-name="Emphasis"><text:span text:style-name="T74"><text:tab/>Aurais-je eu la force envers et contre les miens</text:span></text:span></text:p>
      <text:p text:style-name="P49"><text:span text:style-name="Emphasis"><text:span text:style-name="T74"><text:tab/>De trahir, tendre une main</text:span></text:span></text:p>
      <text:p text:style-name="P18"><text:span text:style-name="Emphasis"><text:span text:style-name="T12"><text:tab/><text:tab/></text:span></text:span><text:span text:style-name="Emphasis"><text:span text:style-name="T13">Jean-Jacques Goldman, </text:span></text:span><text:span text:style-name="Emphasis"><text:span text:style-name="T60">Né en 17 à Leidenstadt</text:span></text:span></text:p>
      <text:p text:style-name="P18"><text:span text:style-name="Emphasis"><text:span text:style-name="T34"/></text:span></text:p>
      <text:p text:style-name="P19"><text:span text:style-name="Emphasis"><text:span text:style-name="T6">IV] Dans la phrase « </text:span></text:span><text:span text:style-name="Emphasis"><text:span text:style-name="T8">Il </text:span></text:span><text:span text:style-name="Emphasis"><text:span text:style-name="T14">aurait fallu</text:span></text:span><text:span text:style-name="Emphasis"><text:span text:style-name="T8"> que tu </text:span></text:span><text:span text:style-name="Emphasis"><text:span text:style-name="T14">sois</text:span></text:span><text:span text:style-name="Emphasis"><text:span text:style-name="T8"> plus rapide !</text:span></text:span><text:span text:style-name="Emphasis"><text:span text:style-name="T6">», </text:span></text:span><text:span text:style-name="Emphasis"><text:span text:style-name="T8">analysez les formes verbales</text:span></text:span><text:span text:style-name="Emphasis"><text:span text:style-name="T6"> [/</text:span></text:span><text:span text:style-name="Emphasis"><text:span text:style-name="T7">6</text:span></text:span><text:span text:style-name="Emphasis"><text:span text:style-name="T6"> points]</text:span></text:span></text:p>
      <text:p text:style-name="P54"><text:soft-page-break/><text:span text:style-name="T70">Contrôle de cours / 2020.</text:span><text:span text:style-name="T71">10</text:span><text:span text:style-name="T70">.</text:span><text:span text:style-name="T71">13</text:span><text:span text:style-name="T70"> / 5</text:span><text:span text:style-name="T56">e</text:span><text:span text:style-name="T70"> </text:span><text:span text:style-name="T71">(sujet </text:span><text:span text:style-name="T72">B</text:span><text:span text:style-name="T71">)</text:span></text:p>
      <text:p text:style-name="P35"/>
      <text:p text:style-name="P37">I<text:span text:style-name="T57">] </text:span>Complétez les <text:span text:style-name="T79">six</text:span> cases laissées vides : <text:span text:style-name="T62">[/6 points]</text:span>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63">infinitif.présent</text:p>
          </table:table-cell>
          <table:table-cell table:style-name="Tableau2.A1" office:value-type="string">
            <text:p text:style-name="P63">indicatif.futur.<text:span text:style-name="T68">1</text:span>P</text:p>
          </table:table-cell>
          <table:table-cell table:style-name="Tableau2.A1" office:value-type="string">
            <text:p text:style-name="P63"><text:span text:style-name="T68">subjonctif</text:span>.<text:span text:style-name="T68">présent</text:span>.<text:span text:style-name="T75">3P</text:span></text:p>
          </table:table-cell>
          <table:table-cell table:style-name="Tableau2.D1" office:value-type="string">
            <text:p text:style-name="P63">conditionnel.présent.<text:span text:style-name="T77">2</text:span>P</text:p>
          </table:table-cell>
        </table:table-row>
        <table:table-row>
          <table:table-cell table:style-name="Tableau2.A2" office:value-type="string">
            <text:p text:style-name="P60">avoir</text:p>
          </table:table-cell>
          <table:table-cell table:style-name="Tableau2.A2" office:value-type="string">
            <text:p text:style-name="P63"><text:span text:style-name="T68">nous</text:span> <text:span text:style-name="T68">aurons</text:span></text:p>
          </table:table-cell>
          <table:table-cell table:style-name="Tableau2.A2" office:value-type="string">
            <text:p text:style-name="P67"/>
          </table:table-cell>
          <table:table-cell table:style-name="Tableau2.D2" office:value-type="string">
            <text:p text:style-name="P67"/>
          </table:table-cell>
        </table:table-row>
        <table:table-row>
          <table:table-cell table:style-name="Tableau2.A2" office:value-type="string">
            <text:p text:style-name="P68">aller</text:p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0"/>
          </table:table-cell>
          <table:table-cell table:style-name="Tableau2.D2" office:value-type="string">
            <text:p text:style-name="P66"><text:span text:style-name="T78">vous</text:span> <text:span text:style-name="T76">iriez</text:span></text:p>
          </table:table-cell>
        </table:table-row>
        <table:table-row>
          <table:table-cell table:style-name="Tableau2.A2" office:value-type="string">
            <text:p text:style-name="P69">créer</text:p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71">qu’ils créent</text:p>
          </table:table-cell>
          <table:table-cell table:style-name="Tableau2.D2" office:value-type="string">
            <text:p text:style-name="P67"/>
          </table:table-cell>
        </table:table-row>
      </table:table>
      <text:p text:style-name="P40"/>
      <text:p text:style-name="P38">II] Complétez les <text:span text:style-name="T69">quatre</text:span> <text:span text:style-name="T67">mots</text:span> laissés vides : <text:span text:style-name="T62">[/4 points]</text:span></text:p>
      <text:p text:style-name="P22">Les valeurs du conditionnel présent :</text:p>
      <text:p text:style-name="P47"><text:span text:style-name="Emphasis"><text:span text:style-name="T18">► </text:span></text:span><text:span text:style-name="Emphasis"><text:span text:style-name="T19">Action </text:span></text:span><text:span text:style-name="Emphasis"><text:span text:style-name="T21">postérieure</text:span></text:span><text:span text:style-name="Emphasis"><text:span text:style-name="T19"> </text:span></text:span><text:span text:style-name="Emphasis"><text:span text:style-name="T20">à une autre </text:span></text:span><text:span text:style-name="Emphasis"><text:span text:style-name="T19">dans un contexte passé</text:span></text:span></text:p>
      <text:p text:style-name="P15"><text:span text:style-name="Emphasis"><text:span text:style-name="T58"><text:tab/></text:span></text:span><text:span text:style-name="T59">Il a dit qu'il irait se laver les dents dès qu'il aurait fini de manger.</text:span></text:p>
      <text:p text:style-name="P31"/>
      <text:p text:style-name="P27"><text:span text:style-name="T11">► </text:span><text:span text:style-name="T3">Expression d’une </text:span><text:span text:style-name="T5">hypothèse</text:span><text:span text:style-name="T3"> </text:span><text:span text:style-name="T4">en rapport avec le futur</text:span><text:span text:style-name="T3"> : </text:span><text:span text:style-name="T4">le fait est présenté comme </text:span><text:span text:style-name="Emphasis"><text:span text:style-name="T61">____________________</text:span></text:span><text:span text:style-name="T4">.</text:span></text:p>
      <text:p text:style-name="P29"><text:span text:style-name="T1"><text:tab/></text:span>Ah ! si j’étais riche, je bâtirais un vrai palais.</text:p>
      <text:p text:style-name="P33"/>
      <text:p text:style-name="P50"><text:span text:style-name="Emphasis"><text:span text:style-name="T23">► </text:span></text:span><text:span text:style-name="Emphasis"><text:span text:style-name="T24">Un souhait ou un regret </text:span></text:span><text:span text:style-name="Emphasis"><text:span text:style-name="T25">concernant le futur</text:span></text:span><text:span text:style-name="Emphasis"><text:span text:style-name="T24">. Ce souhait est souvent exprimé à l'aide des verbes aimer et </text:span></text:span><text:span text:style-name="Emphasis"><text:span text:style-name="T22">vouloir</text:span></text:span><text:span text:style-name="Emphasis"><text:span text:style-name="T24">. <text:s/></text:span></text:span><text:span text:style-name="Emphasis"><text:span text:style-name="T26">La condition est sous-entendue.</text:span></text:span></text:p>
      <text:p text:style-name="P50"><text:span text:style-name="T44"><text:tab/></text:span><text:span text:style-name="Emphasis"><text:span text:style-name="T44">J'aimerais faire le tour du mont Blanc.</text:span></text:span><text:span text:style-name="T44"> </text:span></text:p>
      <text:p text:style-name="P33"/>
      <text:p text:style-name="P24"><text:span text:style-name="T55">► </text:span>Une demande polie ou un conseil atténué <text:span text:style-name="T54">concernant le futur.</text:span> </text:p>
      <text:p text:style-name="P50"><text:span text:style-name="Emphasis"><text:span text:style-name="T44"><text:tab/>Voudriez-vous débarrasser la table ?</text:span></text:span></text:p>
      <text:p text:style-name="P50"><text:span text:style-name="Emphasis"><text:span text:style-name="T53"/></text:span></text:p>
      <text:p text:style-name="P50"><text:span text:style-name="Emphasis"><text:span text:style-name="T23">► </text:span></text:span><text:span text:style-name="Emphasis"><text:span text:style-name="T24">Une information incertaine </text:span></text:span><text:span text:style-name="Emphasis"><text:span text:style-name="T25">concernant le </text:span></text:span><text:span text:style-name="Emphasis"><text:span text:style-name="T27">futur</text:span></text:span><text:span text:style-name="Emphasis"><text:span text:style-name="T24">. Cet emploi est fréquent dans la </text:span></text:span><text:span text:style-name="Emphasis"><text:span text:style-name="T46">____________________</text:span></text:span><text:span text:style-name="Emphasis"><text:span text:style-name="T24">. </text:span></text:span></text:p>
      <text:p text:style-name="P50"><text:span text:style-name="Emphasis"><text:span text:style-name="T44"><text:tab/>La neige paralys</text:span></text:span><text:span text:style-name="Emphasis"><text:span text:style-name="T45">erait</text:span></text:span><text:span text:style-name="Emphasis"><text:span text:style-name="T44"> le trafic aérien. </text:span></text:span></text:p>
      <text:p text:style-name="P42"><text:span text:style-name="Emphasis"><text:span text:style-name="T53"/></text:span></text:p>
      <text:p text:style-name="P50"><text:span text:style-name="Emphasis"><text:span text:style-name="T47">A propos du subjonctif :</text:span></text:span></text:p>
      <text:p text:style-name="P56"><text:span text:style-name="Emphasis"><text:span text:style-name="T48"><text:tab/>L</text:span></text:span><text:span text:style-name="Emphasis"><text:span text:style-name="T49">e subjonctif est un ____________________ dont le temps principal est le présent. Le subjonctif présent apparaît après certaines expressions comme « il faut que … », « à moins que… ». </text:span></text:span><text:span text:style-name="Emphasis"><text:span text:style-name="T50">Il est toujours précédé du mot </text:span></text:span><text:span text:style-name="Emphasis"><text:span text:style-name="T49">____________________ .</text:span></text:span></text:p>
      <text:p text:style-name="P50"><text:span text:style-name="Emphasis"><text:span text:style-name="T51"/></text:span></text:p>
      <text:p text:style-name="P52"><text:span text:style-name="Emphasis"><text:span text:style-name="T28">III] Dans ce texte, </text:span></text:span><text:span text:style-name="Emphasis"><text:span text:style-name="T30">entourez</text:span></text:span><text:span text:style-name="Emphasis"><text:span text:style-name="T29"> les conditionnels p</text:span></text:span><text:span text:style-name="Emphasis"><text:span text:style-name="T36">résents, </text:span></text:span><text:span text:style-name="Emphasis"><text:span text:style-name="T43">soulignez avec un trait ondulé</text:span></text:span><text:span text:style-name="Emphasis"><text:span text:style-name="T36"> les conditionnels passés,</text:span></text:span><text:span text:style-name="Emphasis"><text:span text:style-name="T29"> </text:span></text:span><text:span text:style-name="Emphasis"><text:span text:style-name="T41">soulignez</text:span></text:span><text:span text:style-name="Emphasis"><text:span text:style-name="T31"> les indicatifs </text:span></text:span><text:span text:style-name="Emphasis"><text:span text:style-name="T33">plus-que-parfaits</text:span></text:span><text:span text:style-name="Emphasis"><text:span text:style-name="T31"> </text:span></text:span><text:span text:style-name="Emphasis"><text:span text:style-name="T36">et </text:span></text:span><text:span text:style-name="Emphasis"><text:span text:style-name="T42">soulignez d’un trait double</text:span></text:span><text:span text:style-name="Emphasis"><text:span text:style-name="T38"> le</text:span></text:span><text:span text:style-name="Emphasis"><text:span text:style-name="T40">(s)</text:span></text:span><text:span text:style-name="Emphasis"><text:span text:style-name="T38"> subjonctif</text:span></text:span><text:span text:style-name="Emphasis"><text:span text:style-name="T40">(s)</text:span></text:span><text:span text:style-name="Emphasis"><text:span text:style-name="T38"> présent</text:span></text:span><text:span text:style-name="Emphasis"><text:span text:style-name="T40">(s).</text:span></text:span><text:span text:style-name="Emphasis"><text:span text:style-name="T38"> </text:span></text:span><text:span text:style-name="Emphasis"><text:span text:style-name="T32">[/</text:span></text:span><text:span text:style-name="Emphasis"><text:span text:style-name="T37">6</text:span></text:span><text:span text:style-name="Emphasis"><text:span text:style-name="T32"> points]</text:span></text:span></text:p>
      <text:p text:style-name="P52"><text:span text:style-name="Emphasis"><text:span text:style-name="T74"><text:tab/>Serions-nous de ceux qui résistent ou bien les moutons d'un troupeau</text:span></text:span></text:p>
      <text:p text:style-name="P50"><text:span text:style-name="Emphasis"><text:span text:style-name="T74"><text:tab/>S'il fallait plus que des mots?</text:span></text:span></text:p>
      <text:p text:style-name="P50"><text:span text:style-name="Emphasis"><text:span text:style-name="T74"/></text:span></text:p>
      <text:p text:style-name="P50"><text:span text:style-name="Emphasis"><text:span text:style-name="T74"><text:tab/>Et si j'étais né en 17 à Leidenstadt</text:span></text:span></text:p>
      <text:p text:style-name="P50"><text:span text:style-name="Emphasis"><text:span text:style-name="T74"><text:tab/>Sur les ruines d'un champ de bataille</text:span></text:span></text:p>
      <text:p text:style-name="P50"><text:span text:style-name="Emphasis"><text:span text:style-name="T74"><text:tab/>Aurais-je été meilleur ou pire que ces gens</text:span></text:span></text:p>
      <text:p text:style-name="P50"><text:span text:style-name="Emphasis"><text:span text:style-name="T74"><text:tab/>Si j'avais été allemand?</text:span></text:span></text:p>
      <text:p text:style-name="P50"><text:span text:style-name="Emphasis"><text:span text:style-name="T74"/></text:span></text:p>
      <text:p text:style-name="P50"><text:span text:style-name="Emphasis"><text:span text:style-name="T74"><text:tab/>Et qu'on nous épargne à toi et moi si possible très longtemps</text:span></text:span></text:p>
      <text:p text:style-name="P50"><text:span text:style-name="Emphasis"><text:span text:style-name="T74"><text:tab/>D'avoir à choisir un camp</text:span></text:span></text:p>
      <text:p text:style-name="P20"><text:span text:style-name="Emphasis"><text:span text:style-name="T12"><text:tab/><text:tab/></text:span></text:span><text:span text:style-name="Emphasis"><text:span text:style-name="T13">Jean-Jacques Goldman, </text:span></text:span><text:span text:style-name="Emphasis"><text:span text:style-name="T60">Né en 17 à Leidenstadt</text:span></text:span></text:p>
      <text:p text:style-name="P20"><text:span text:style-name="Emphasis"><text:span text:style-name="T34"/></text:span></text:p>
      <text:p text:style-name="P20"><text:span text:style-name="Emphasis"><text:span text:style-name="T6">IV] Dans la phrase « </text:span></text:span><text:span text:style-name="Emphasis"><text:span text:style-name="T8">Il </text:span></text:span><text:span text:style-name="Emphasis"><text:span text:style-name="T14">aurait fallu</text:span></text:span><text:span text:style-name="Emphasis"><text:span text:style-name="T8"> qu’</text:span></text:span><text:span text:style-name="Emphasis"><text:span text:style-name="T9">il ne </text:span></text:span><text:span text:style-name="Emphasis"><text:span text:style-name="T15">meure</text:span></text:span><text:span text:style-name="Emphasis"><text:span text:style-name="T8">  </text:span></text:span><text:span text:style-name="Emphasis"><text:span text:style-name="T9">pas si vite </text:span></text:span><text:span text:style-name="Emphasis"><text:span text:style-name="T8">!</text:span></text:span><text:span text:style-name="Emphasis"><text:span text:style-name="T6">», </text:span></text:span><text:span text:style-name="Emphasis"><text:span text:style-name="T8">analysez les formes verbales</text:span></text:span><text:span text:style-name="Emphasis"><text:span text:style-name="T6"> [/</text:span></text:span><text:span text:style-name="Emphasis"><text:span text:style-name="T10">4</text:span></text:span><text:span text:style-name="Emphasis"><text:span text:style-name="T6"> points]</text:span></text:span></text:p>
      <text:p text:style-name="P20"><text:span text:style-name="Emphasis"><text:span text:style-name="T6"/></text:span></text:p>
      <text:p text:style-name="P20"><text:soft-page-break/><text:span text:style-name="Emphasis"><text:span text:style-name="T6"/></text:span></text:p>
      <text:p text:style-name="P55"><text:span text:style-name="T70">Contrôle de cours / 2020.</text:span><text:span text:style-name="T71">10</text:span><text:span text:style-name="T70">.</text:span><text:span text:style-name="T71">13</text:span><text:span text:style-name="T70"> / 5</text:span><text:span text:style-name="T56">e</text:span><text:span text:style-name="T70"> </text:span><text:span text:style-name="T71">(sujet </text:span><text:span text:style-name="T73">C</text:span><text:span text:style-name="T71">)</text:span></text:p>
      <text:p text:style-name="P36"/>
      <text:p text:style-name="P37">I<text:span text:style-name="T57">] </text:span>Complétez les <text:span text:style-name="T79">six</text:span> cases laissées vides : <text:span text:style-name="T62">[/6 points]</text:span>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64">infinitif.présent</text:p>
          </table:table-cell>
          <table:table-cell table:style-name="Tableau3.A1" office:value-type="string">
            <text:p text:style-name="P64">indicatif.futur.<text:span text:style-name="T68">1</text:span>P</text:p>
          </table:table-cell>
          <table:table-cell table:style-name="Tableau3.A1" office:value-type="string">
            <text:p text:style-name="P64"><text:span text:style-name="T68">subjonctif</text:span>.<text:span text:style-name="T68">présent</text:span>.<text:span text:style-name="T78">1P</text:span></text:p>
          </table:table-cell>
          <table:table-cell table:style-name="Tableau3.D1" office:value-type="string">
            <text:p text:style-name="P64">conditionnel.présent.<text:span text:style-name="T78">2S</text:span></text:p>
          </table:table-cell>
        </table:table-row>
        <table:table-row>
          <table:table-cell table:style-name="Tableau3.A2" office:value-type="string">
            <text:p text:style-name="P61">avoir</text:p>
          </table:table-cell>
          <table:table-cell table:style-name="Tableau3.A2" office:value-type="string">
            <text:p text:style-name="P64"><text:span text:style-name="T68">nous</text:span> <text:span text:style-name="T68">aurons</text:span></text:p>
          </table:table-cell>
          <table:table-cell table:style-name="Tableau3.A2" office:value-type="string">
            <text:p text:style-name="P72"/>
          </table:table-cell>
          <table:table-cell table:style-name="Tableau3.D2" office:value-type="string">
            <text:p text:style-name="P72"/>
          </table:table-cell>
        </table:table-row>
        <table:table-row>
          <table:table-cell table:style-name="Tableau3.A2" office:value-type="string">
            <text:p text:style-name="P73">savoir</text:p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1"/>
          </table:table-cell>
          <table:table-cell table:style-name="Tableau3.D2" office:value-type="string">
            <text:p text:style-name="P73">tu saurais</text:p>
          </table:table-cell>
        </table:table-row>
        <table:table-row>
          <table:table-cell table:style-name="Tableau3.A2" office:value-type="string">
            <text:p text:style-name="P70">créer</text:p>
          </table:table-cell>
          <table:table-cell table:style-name="Tableau3.A2" office:value-type="string">
            <text:p text:style-name="P74">nous créerons</text:p>
          </table:table-cell>
          <table:table-cell table:style-name="Tableau3.A2" office:value-type="string">
            <text:p text:style-name="P74"/>
          </table:table-cell>
          <table:table-cell table:style-name="Tableau3.D2" office:value-type="string">
            <text:p text:style-name="P72"/>
          </table:table-cell>
        </table:table-row>
      </table:table>
      <text:p text:style-name="P41"/>
      <text:p text:style-name="P39">II] Complétez les <text:span text:style-name="T69">quatre</text:span> <text:span text:style-name="T67">mots</text:span> laissés vides : <text:span text:style-name="T62">[/4 points]</text:span></text:p>
      <text:p text:style-name="P23">Les valeurs du conditionnel présent :</text:p>
      <text:p text:style-name="P48"><text:span text:style-name="Emphasis"><text:span text:style-name="T18">► </text:span></text:span><text:span text:style-name="Emphasis"><text:span text:style-name="T19">Action </text:span></text:span><text:span text:style-name="Emphasis"><text:span text:style-name="T21">postérieure</text:span></text:span><text:span text:style-name="Emphasis"><text:span text:style-name="T19"> </text:span></text:span><text:span text:style-name="Emphasis"><text:span text:style-name="T20">à une autre </text:span></text:span><text:span text:style-name="Emphasis"><text:span text:style-name="T19">dans un contexte passé</text:span></text:span></text:p>
      <text:p text:style-name="P16"><text:span text:style-name="Emphasis"><text:span text:style-name="T58"><text:tab/></text:span></text:span><text:span text:style-name="T59">Il a dit qu'il irait se laver les dents dès qu'il aurait fini de manger.</text:span></text:p>
      <text:p text:style-name="P32"/>
      <text:p text:style-name="P28"><text:span text:style-name="T11">► </text:span><text:span text:style-name="T3">Expression d’une </text:span><text:span text:style-name="T5">hypothèse</text:span><text:span text:style-name="T3"> </text:span><text:span text:style-name="T4">en rapport avec le futur</text:span><text:span text:style-name="T3"> : </text:span><text:span text:style-name="T4">le fait est présenté comme </text:span><text:span text:style-name="Emphasis"><text:span text:style-name="T61">____________________</text:span></text:span><text:span text:style-name="T4">.</text:span></text:p>
      <text:p text:style-name="P30"><text:span text:style-name="T1"><text:tab/></text:span>Ah ! si j’étais riche, je bâtirais un vrai palais.</text:p>
      <text:p text:style-name="P34"/>
      <text:p text:style-name="P51"><text:span text:style-name="Emphasis"><text:span text:style-name="T23">► </text:span></text:span><text:span text:style-name="Emphasis"><text:span text:style-name="T24">Un souhait ou un regret </text:span></text:span><text:span text:style-name="Emphasis"><text:span text:style-name="T25">concernant le futur</text:span></text:span><text:span text:style-name="Emphasis"><text:span text:style-name="T24">. Ce souhait est souvent exprimé à l'aide des verbes aimer et </text:span></text:span><text:span text:style-name="Emphasis"><text:span text:style-name="T22">vouloir</text:span></text:span><text:span text:style-name="Emphasis"><text:span text:style-name="T24">. <text:s/></text:span></text:span><text:span text:style-name="Emphasis"><text:span text:style-name="T26">La condition est sous-entendue.</text:span></text:span></text:p>
      <text:p text:style-name="P51"><text:span text:style-name="T44"><text:tab/></text:span><text:span text:style-name="Emphasis"><text:span text:style-name="T44">J'aimerais faire le tour du mont Blanc.</text:span></text:span><text:span text:style-name="T44"> </text:span></text:p>
      <text:p text:style-name="P34"/>
      <text:p text:style-name="P25"><text:span text:style-name="T55">► </text:span>Une demande polie ou un conseil atténué <text:span text:style-name="T54">concernant le futur.</text:span> </text:p>
      <text:p text:style-name="P51"><text:span text:style-name="Emphasis"><text:span text:style-name="T44"><text:tab/>Voudriez-vous débarrasser la table ?</text:span></text:span></text:p>
      <text:p text:style-name="P51"><text:span text:style-name="Emphasis"><text:span text:style-name="T53"/></text:span></text:p>
      <text:p text:style-name="P51"><text:span text:style-name="Emphasis"><text:span text:style-name="T23">► </text:span></text:span><text:span text:style-name="Emphasis"><text:span text:style-name="T24">Une information incertaine </text:span></text:span><text:span text:style-name="Emphasis"><text:span text:style-name="T25">concernant le </text:span></text:span><text:span text:style-name="Emphasis"><text:span text:style-name="T27">futur</text:span></text:span><text:span text:style-name="Emphasis"><text:span text:style-name="T24">. Cet emploi est fréquent dans la </text:span></text:span><text:span text:style-name="Emphasis"><text:span text:style-name="T46">____________________</text:span></text:span><text:span text:style-name="Emphasis"><text:span text:style-name="T24">. </text:span></text:span></text:p>
      <text:p text:style-name="P51"><text:span text:style-name="Emphasis"><text:span text:style-name="T44"><text:tab/>La neige paralys</text:span></text:span><text:span text:style-name="Emphasis"><text:span text:style-name="T45">erait</text:span></text:span><text:span text:style-name="Emphasis"><text:span text:style-name="T44"> le trafic aérien. </text:span></text:span></text:p>
      <text:p text:style-name="P43"><text:span text:style-name="Emphasis"><text:span text:style-name="T53"/></text:span></text:p>
      <text:p text:style-name="P51"><text:span text:style-name="Emphasis"><text:span text:style-name="T47">A propos du subjonctif :</text:span></text:span></text:p>
      <text:p text:style-name="P57"><text:span text:style-name="Emphasis"><text:span text:style-name="T48"><text:tab/>L</text:span></text:span><text:span text:style-name="Emphasis"><text:span text:style-name="T49">e subjonctif est un ____________________ dont le temps principal est le présent. Le subjonctif présent apparaît après certaines expressions comme « il faut que … », « à moins que… ». </text:span></text:span><text:span text:style-name="Emphasis"><text:span text:style-name="T50">Il est toujours précédé du mot </text:span></text:span><text:span text:style-name="Emphasis"><text:span text:style-name="T49">____________________ .</text:span></text:span></text:p>
      <text:p text:style-name="P51"><text:span text:style-name="Emphasis"><text:span text:style-name="T51"/></text:span></text:p>
      <text:p text:style-name="P51"><text:span text:style-name="Emphasis"><text:span text:style-name="T28">III] Dans ce texte, </text:span></text:span><text:span text:style-name="Emphasis"><text:span text:style-name="T30">entourez</text:span></text:span><text:span text:style-name="Emphasis"><text:span text:style-name="T29"> les conditionnels p</text:span></text:span><text:span text:style-name="Emphasis"><text:span text:style-name="T36">résents, </text:span></text:span><text:span text:style-name="Emphasis"><text:span text:style-name="T43">soulignez avec un trait ondulé</text:span></text:span><text:span text:style-name="Emphasis"><text:span text:style-name="T36"> les conditionnels passés,</text:span></text:span><text:span text:style-name="Emphasis"><text:span text:style-name="T29"> </text:span></text:span><text:span text:style-name="Emphasis"><text:span text:style-name="T41">soulignez</text:span></text:span><text:span text:style-name="Emphasis"><text:span text:style-name="T31"> les indicatifs </text:span></text:span><text:span text:style-name="Emphasis"><text:span text:style-name="T33">plus-que-parfaits</text:span></text:span><text:span text:style-name="Emphasis"><text:span text:style-name="T31"> </text:span></text:span><text:span text:style-name="Emphasis"><text:span text:style-name="T36">et </text:span></text:span><text:span text:style-name="Emphasis"><text:span text:style-name="T42">soulignez d’un trait double</text:span></text:span><text:span text:style-name="Emphasis"><text:span text:style-name="T38"> le</text:span></text:span><text:span text:style-name="Emphasis"><text:span text:style-name="T40">(s)</text:span></text:span><text:span text:style-name="Emphasis"><text:span text:style-name="T38"> subjonctif</text:span></text:span><text:span text:style-name="Emphasis"><text:span text:style-name="T40">(s)</text:span></text:span><text:span text:style-name="Emphasis"><text:span text:style-name="T38"> présent</text:span></text:span><text:span text:style-name="Emphasis"><text:span text:style-name="T40">(s).</text:span></text:span><text:span text:style-name="Emphasis"><text:span text:style-name="T38"> </text:span></text:span><text:span text:style-name="Emphasis"><text:span text:style-name="T32">[/</text:span></text:span><text:span text:style-name="Emphasis"><text:span text:style-name="T37">6</text:span></text:span><text:span text:style-name="Emphasis"><text:span text:style-name="T32"> points]</text:span></text:span></text:p>
      <text:p text:style-name="P51"><text:span text:style-name="Emphasis"><text:span text:style-name="T74"><text:tab/>Serions-nous de ceux qui résistent ou bien les moutons d'un troupeau</text:span></text:span></text:p>
      <text:p text:style-name="P51"><text:span text:style-name="Emphasis"><text:span text:style-name="T74"><text:tab/>S'il fallait plus que des mots?</text:span></text:span></text:p>
      <text:p text:style-name="P51"><text:span text:style-name="Emphasis"><text:span text:style-name="T74"/></text:span></text:p>
      <text:p text:style-name="P51"><text:span text:style-name="Emphasis"><text:span text:style-name="T74"><text:tab/>Et si j'étais né en 17 à Leidenstadt</text:span></text:span></text:p>
      <text:p text:style-name="P51"><text:span text:style-name="Emphasis"><text:span text:style-name="T74"><text:tab/>Sur les ruines d'un champ de bataille</text:span></text:span></text:p>
      <text:p text:style-name="P51"><text:span text:style-name="Emphasis"><text:span text:style-name="T74"><text:tab/>Aurais-je été meilleur ou pire que ces gens</text:span></text:span></text:p>
      <text:p text:style-name="P51"><text:span text:style-name="Emphasis"><text:span text:style-name="T74"><text:tab/>Si j'avais été allemand?</text:span></text:span></text:p>
      <text:p text:style-name="P51"><text:span text:style-name="Emphasis"><text:span text:style-name="T74"/></text:span></text:p>
      <text:p text:style-name="P51"><text:span text:style-name="Emphasis"><text:span text:style-name="T74"><text:tab/>Et qu'on nous épargne à toi et moi si possible très longtemps</text:span></text:span></text:p>
      <text:p text:style-name="P51"><text:span text:style-name="Emphasis"><text:span text:style-name="T74"><text:tab/>D'avoir à choisir un camp</text:span></text:span></text:p>
      <text:p text:style-name="P21"><text:span text:style-name="Emphasis"><text:span text:style-name="T12"><text:tab/><text:tab/></text:span></text:span><text:span text:style-name="Emphasis"><text:span text:style-name="T13">Jean-Jacques Goldman, </text:span></text:span><text:span text:style-name="Emphasis"><text:span text:style-name="T60">Né en 17 à Leidenstadt</text:span></text:span></text:p>
      <text:p text:style-name="P21"><text:span text:style-name="Emphasis"><text:span text:style-name="T34"/></text:span></text:p>
      <text:p text:style-name="P21"><text:span text:style-name="Emphasis"><text:span text:style-name="T6">IV] Dans la phrase « </text:span></text:span><text:span text:style-name="Emphasis"><text:span text:style-name="T8">Il </text:span></text:span><text:span text:style-name="Emphasis"><text:span text:style-name="T14">aurait fallu</text:span></text:span><text:span text:style-name="Emphasis"><text:span text:style-name="T8"> qu’</text:span></text:span><text:span text:style-name="Emphasis"><text:span text:style-name="T9">il ne </text:span></text:span><text:span text:style-name="Emphasis"><text:span text:style-name="T16">mange</text:span></text:span><text:span text:style-name="Emphasis"><text:span text:style-name="T8"> </text:span></text:span><text:span text:style-name="Emphasis"><text:span text:style-name="T9">pas si vite </text:span></text:span><text:span text:style-name="Emphasis"><text:span text:style-name="T8">!</text:span></text:span><text:span text:style-name="Emphasis"><text:span text:style-name="T6">», </text:span></text:span><text:span text:style-name="Emphasis"><text:span text:style-name="T8">analysez les formes verbales</text:span></text:span><text:span text:style-name="Emphasis"><text:span text:style-name="T6"> [/</text:span></text:span><text:span text:style-name="Emphasis"><text:span text:style-name="T10">4</text:span></text:span><text:span text:style-name="Emphasis"><text:span text:style-name="T6"> points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2:57:41.222000000</meta:creation-date>
    <dc:date>2020-10-12T21:00:06.768079108</dc:date>
    <meta:editing-duration>PT1H43M12S</meta:editing-duration>
    <meta:editing-cycles>81</meta:editing-cycles>
    <meta:generator>LibreOffice/6.0.7.3$Linux_X86_64 LibreOffice_project/00m0$Build-3</meta:generator>
    <meta:print-date>2020-10-12T20:55:00.278631563</meta:print-date>
    <meta:document-statistic meta:table-count="3" meta:image-count="0" meta:object-count="0" meta:page-count="3" meta:paragraph-count="115" meta:word-count="990" meta:character-count="6057" meta:non-whitespace-character-count="5114"/>
  </office:meta>
</office:document-meta>
</file>